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DengXian" svg:font-family="DengXian" style:font-family-generic="system" style:font-pitch="variable" svg:panose-1="2 1 6 0 3 1 1 1 1 1"/>
  </office:font-face-decls>
  <office:automatic-styles>
    <style:style style:name="P1" style:parent-style-name="Heading1" style:master-page-name="MP0" style:family="paragraph">
      <style:paragraph-properties fo:break-before="page" fo:text-align="center"/>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T8" style:parent-style-name="DefaultParagraphFont" style:family="text">
      <style:text-properties fo:font-size="14pt" style:font-size-asian="14pt" style:font-size-complex="14pt"/>
    </style:style>
    <style:style style:name="T9" style:parent-style-name="DefaultParagraphFont" style:family="text">
      <style:text-properties fo:font-size="14pt" style:font-size-asian="14pt" style:font-size-complex="14pt"/>
    </style:style>
    <style:style style:name="T10" style:parent-style-name="DefaultParagraphFont" style:family="text">
      <style:text-properties fo:font-size="14pt" style:font-size-asian="14pt" style:font-size-complex="14pt"/>
    </style:style>
    <style:style style:name="T11" style:parent-style-name="DefaultParagraphFont" style:family="text">
      <style:text-properties fo:font-size="14pt" style:font-size-asian="14pt" style:font-size-complex="14pt"/>
    </style:style>
    <style:style style:name="T12" style:parent-style-name="DefaultParagraphFont" style:family="text">
      <style:text-properties fo:font-size="14pt" style:font-size-asian="14pt" style:font-size-complex="14pt"/>
    </style:style>
    <style:style style:name="T13" style:parent-style-name="DefaultParagraphFont" style:family="text">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office:automatic-styles>
  <office:body>
    <office:text text:use-soft-page-breaks="true">
      <text:h text:style-name="P1" text:outline-level="1">Documentatie Proiect 3</text:h>
      <text:p text:style-name="Normal"/>
      <text:p text:style-name="P2"><text:tab/>Proiectul cere dezvoltarea unei aplicatii in Java pentru gestionarea unor comenzi. Aplicatia se bazeaza pe o baza de date dezvoltata in MySql si pe operatiile necesare care se realizeaza asupra ei din Java.</text:p>
      <text:p text:style-name="P3"><text:tab/>Proiectul este impartit in 6 pachete.</text:p>
      <text:p text:style-name="P4"><text:tab/>Primul pachet este ConnectionFactory care contine clasa Connection.</text:p>
      <text:p text:style-name="P5">Aici se realizeaza conexiunea intre aplicatia Java si MySql.</text:p>
      <text:p text:style-name="P6"><text:tab/>Al doilea pachet este Dao care contine clasele : AbstractionDAO, ClientDAO, ComandaDAO si ProdusDAO. In clasa AbstractionDAO se implementeaza, folosind reflection, operatiile care se vor aplica pe toate tabelele din baza de date, urmand ca in celelalte clase sa fie mostenite si diferentiate prin tipul de date propriu.</text:p>
      <text:p text:style-name="P7"><text:tab/>Al treilea pachet: ModelClasses contine clasele: Client, Comanda, Produs. In acest pachet sunt specificate pentru fiecare tabela ce tip de date contin si cum pot fi accesate prin get-ere si sett-ere.</text:p>
      <text:p text:style-name="Normal"><text:span text:style-name="T8"><text:tab/>Al patrulea pache</text:span><text:span text:style-name="T9">t: BusinessLogic care contine clasele: ClientBLL, ComandaBLL si ProdusBLL.<text:s/></text:span><text:span text:style-name="T10">Ele sunt responsabile pentru gestionarea operațiilor și regulilor de afaceri asociate entităților</text:span><text:span text:style-name="T11"><text:s/>Client,Comanda si Produs</text:span><text:span text:style-name="T12"><text:s/>din aplicație</text:span>.</text:p>
      <text:p text:style-name="Normal"><text:tab/><text:span text:style-name="T13">Al cincilea pachet este: Presentation care contine toate clasele necesare pentru crearea si utilizarea interfetei grafice.</text:span></text:p>
      <text:p text:style-name="P14"><text:tab/>Al saselea pachet este cel default unde se afla clasa main si de unde se ruleaza programul.<text:s/></text:p>
      <text:p text:style-name="P15"><text:tab/></text:p>
      <text:p text:style-name="Normal"/>
      <text:p text:style-name="Normal"><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DengXian Light" svg:font-family="DengXian Light"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DengXian Light"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DengXian Light"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DengXian Light"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DengXian Light"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DengXian Light"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DengXian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DengXian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DengXian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DengXian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DengXian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DengXian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DengXian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DengXian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DengXian Light" style:font-name-complex="Times New Roman" fo:color="#0F4761"/>
    </style:style>
    <style:style style:name="Heading6Char" style:display-name="Heading 6 Char" style:family="text" style:parent-style-name="DefaultParagraphFont">
      <style:text-properties style:font-name-asian="DengXian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DengXian Light" style:font-name-complex="Times New Roman" fo:color="#595959"/>
    </style:style>
    <style:style style:name="Heading8Char" style:display-name="Heading 8 Char" style:family="text" style:parent-style-name="DefaultParagraphFont">
      <style:text-properties style:font-name-asian="DengXian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DengXian Light"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DengXian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DengXian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DengXian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DengXian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eier Daniel</meta:initial-creator>
    <dc:creator>Feier Daniel</dc:creator>
    <meta:creation-date>2024-05-23T15:27:00Z</meta:creation-date>
    <dc:date>2024-05-23T15:53:00Z</dc:date>
    <meta:template xlink:href="Normal.dotm" xlink:type="simple"/>
    <meta:editing-cycles>1</meta:editing-cycles>
    <meta:editing-duration>PT1200S</meta:editing-duration>
    <meta:document-statistic meta:page-count="1" meta:paragraph-count="2" meta:word-count="205" meta:character-count="1375" meta:row-count="9" meta:non-whitespace-character-count="1172"/>
  </office:meta>
</office:document-meta>
</file>